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2a45d" officeooo:paragraph-rsid="0012a45d"/>
    </style:style>
    <style:style style:name="P5" style:family="paragraph" style:parent-style-name="Standard">
      <style:text-properties officeooo:rsid="00134adb" officeooo:paragraph-rsid="00134adb"/>
    </style:style>
    <style:style style:name="P6" style:family="paragraph" style:parent-style-name="Standard">
      <style:text-properties officeooo:rsid="0015089d" officeooo:paragraph-rsid="0015089d"/>
    </style:style>
    <style:style style:name="P7" style:family="paragraph" style:parent-style-name="Standard">
      <style:text-properties officeooo:rsid="00168ec3" officeooo:paragraph-rsid="00168ec3"/>
    </style:style>
    <style:style style:name="P8" style:family="paragraph" style:parent-style-name="Standard">
      <style:text-properties officeooo:rsid="001ae882" officeooo:paragraph-rsid="001ae882"/>
    </style:style>
    <style:style style:name="P9" style:family="paragraph" style:parent-style-name="Standard">
      <style:text-properties officeooo:rsid="001967e8" officeooo:paragraph-rsid="001967e8"/>
    </style:style>
    <style:style style:name="P10" style:family="paragraph" style:parent-style-name="Standard">
      <style:text-properties officeooo:rsid="001967e8" officeooo:paragraph-rsid="00168ec3"/>
    </style:style>
    <style:style style:name="P11" style:family="paragraph" style:parent-style-name="Standard">
      <style:text-properties officeooo:rsid="00210f6b" officeooo:paragraph-rsid="00210f6b"/>
    </style:style>
    <style:style style:name="P12" style:family="paragraph" style:parent-style-name="Standard">
      <style:text-properties officeooo:rsid="00216a18" officeooo:paragraph-rsid="00216a18"/>
    </style:style>
    <style:style style:name="P13" style:family="paragraph" style:parent-style-name="Standard">
      <style:text-properties officeooo:rsid="00247d75" officeooo:paragraph-rsid="00247d75"/>
    </style:style>
    <style:style style:name="P14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15" style:family="paragraph" style:parent-style-name="Standard">
      <style:text-properties officeooo:rsid="0029112b" officeooo:paragraph-rsid="0029112b"/>
    </style:style>
    <style:style style:name="P16" style:family="paragraph" style:parent-style-name="Standard">
      <style:text-properties officeooo:rsid="002a04e9" officeooo:paragraph-rsid="002a04e9"/>
    </style:style>
    <style:style style:name="T1" style:family="text">
      <style:text-properties fo:color="#bababa"/>
    </style:style>
    <style:style style:name="T2" style:family="text">
      <style:text-properties fo:color="#6a8759"/>
    </style:style>
    <style:style style:name="T3" style:family="text">
      <style:text-properties officeooo:rsid="001fdef4"/>
    </style:style>
    <style:style style:name="T4" style:family="text">
      <style:text-properties officeooo:rsid="00210f6b"/>
    </style:style>
    <style:style style:name="T5" style:family="text">
      <style:text-properties officeooo:rsid="00216a18"/>
    </style:style>
    <style:style style:name="T6" style:family="text">
      <style:text-properties officeooo:rsid="00247d75"/>
    </style:style>
    <style:style style:name="T7" style:family="text">
      <style:text-properties officeooo:rsid="002a04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tyle=</text:span><text:span text:style-name="T2">"@style/Widget.AppCompat.Button.Borderless"</text:span></text:p>
      <text:p text:style-name="P1"/>
      <text:p text:style-name="P12"/>
      <text:p text:style-name="P1"><text:bookmark-start text:name="__DdeLink__10_1416542550"/><text:bookmark-start text:name="__DdeLink__3_1416542550"/>أ<text:bookmark-end text:name="__DdeLink__10_1416542550"/><text:bookmark-end text:name="__DdeLink__3_1416542550"/>وامر الجيت </text:p>
      <text:p text:style-name="P1"><text:span text:style-name="T5">ccccc</text:span>git <text:span text:style-name="T4">show </text:span><text:s/>Zvfdb<text:span text:style-name="T7"> dd</text:span>.git commit -m "</text:p>
      <text:p text:style-name="P12"/>
      <text:p text:style-name="P1"><text:bookmark-start text:name="__DdeLink__14_728838398"/>git push -u <text:span text:style-name="T7">gdbdgbd</text:span>origin master<text:bookmark-end text:name="__DdeLink__14_728838398"/></text:p>
      <text:p text:style-name="P2"><text:span text:style-name="T5">csacsadbdccsadfsvxds</text:span> </text:p>
      <text:p text:style-name="P16">dbgdgdddddddddddddddddddb</text:p>
      <text:p text:style-name="P3">system.out .println<text:span text:style-name="T5">d\ddddddddddddskfsfciicx</text:span></text:p>
      <text:p text:style-name="P4"><text:span text:style-name="T7">dddd</text:span> to hell</text:p>
      <text:p text:style-name="P5">why <text:s/>I g<text:span text:style-name="T5">{ddddfxco}</text:span>o <text:span text:style-name="T7">ddddddd</text:span> <text:s/>hell ?</text:p>
      <text:p text:style-name="P15"/>
      <text:p text:style-name="P13">ds<text:span text:style-name="T7">dd</text:span>aasdz</text:p>
      <text:p text:style-name="P6">hello<text:span text:style-name="T6">dsdc</text:span> w<text:span text:style-name="T7">dd</text:span>orld </text:p>
      <text:p text:style-name="P7">ne<text:span text:style-name="T7">dddd</text:span>w edite</text:p>
      <text:p text:style-name="P10"/>
      <text:p text:style-name="P16">ddddddddddddddddddddfgb df</text:p>
      <text:p text:style-name="P9"/>
      <text:p text:style-name="P11">git branch new Branch</text:p>
      <text:p text:style-name="P8">new Edi<text:span text:style-name="T3">git </text:span></text:p>
      <text:p text:style-name="P16">ddddddddddddddd</text:p>
      <text:p text:style-name="P8"/>
      <text:p text:style-name="P8"/>
      <text:p text:style-name="P11">git addd</text:p>
      <text:p text:style-name="P16">dddddddbg ggdtbdfsx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5-19T00:08:58.060560051</dc:date>
    <meta:editing-duration>PT4H5M27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6" meta:character-count="409" meta:non-whitespace-character-count="374"/>
  </office:meta>
</office:document-meta>
</file>